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3" office:value-type="float" office:value="0.260837904752658" calcext:value-type="float">
            <text:p>0.2608379048</text:p>
          </table:table-cell>
          <table:table-cell table:style-name="ce3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3" office:value-type="float" office:value="0.272553683835785" calcext:value-type="float">
            <text:p>0.2725536838</text:p>
          </table:table-cell>
          <table:table-cell table:style-name="ce3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3" office:value-type="float" office:value="0.275660630774957" calcext:value-type="float">
            <text:p>0.2756606308</text:p>
          </table:table-cell>
          <table:table-cell table:style-name="ce3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table:style-name="ce3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4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3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88897145420006" calcext:value-type="float">
            <text:p>0.0988897145</text:p>
          </table:table-cell>
          <table:table-cell table:style-name="ce3" office:value-type="float" office:value="0.285256565852711" calcext:value-type="float">
            <text:p>0.2852565659</text:p>
          </table:table-cell>
          <table:table-cell table:style-name="ce3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1021832108626" calcext:value-type="float">
            <text:p>0.1010218321</text:p>
          </table:table-cell>
          <table:table-cell table:style-name="ce3" office:value-type="float" office:value="0.288331148761267" calcext:value-type="float">
            <text:p>0.2883311488</text:p>
          </table:table-cell>
          <table:table-cell table:style-name="ce3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3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2382793030992" calcext:value-type="float">
            <text:p>0.102382793</text:p>
          </table:table-cell>
          <table:table-cell table:style-name="ce3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redict on my machin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10232721272502" calcext:value-type="float">
            <text:p>0.1023272127</text:p>
          </table:table-cell>
          <table:table-cell office:value-type="float" office:value="0.289544799909381" calcext:value-type="float">
            <text:p>0.2895447999</text:p>
          </table:table-cell>
          <table:table-cell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67445414628027" calcext:value-type="float">
            <text:p>0.0967445415</text:p>
          </table:table-cell>
          <table:table-cell office:value-type="float" office:value="0.283476544168811" calcext:value-type="float">
            <text:p>0.2834765442</text:p>
          </table:table-cell>
          <table:table-cell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3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3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3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3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3" office:value-type="float" office:value="0.297571079502241" calcext:value-type="float">
            <text:p>0.2975710795</text:p>
          </table:table-cell>
          <table:table-cell table:style-name="ce3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2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3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3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3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3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12755259548567" calcext:value-type="float">
            <text:p>0.1127552595</text:p>
          </table:table-cell>
          <table:table-cell table:style-name="ce3" office:value-type="float" office:value="0.298088903992103" calcext:value-type="float">
            <text:p>0.298088904</text:p>
          </table:table-cell>
          <table:table-cell table:style-name="ce3" office:value-type="float" office:value="0.165327912077834" calcext:value-type="float">
            <text:p>0.1653279121</text:p>
          </table:table-cell>
          <table:table-cell table:style-name="ce3" office:value-type="float" office:value="0.110766276008079" calcext:value-type="float">
            <text:p>0.110766276</text:p>
          </table:table-cell>
          <table:table-cell table:style-name="ce3" office:value-type="float" office:value="0.292910659093483" calcext:value-type="float">
            <text:p>0.2929106591</text:p>
          </table:table-cell>
          <table:table-cell table:style-name="ce3" office:value-type="float" office:value="0.161781677277348" calcext:value-type="float">
            <text:p>0.1617816773</text:p>
          </table:table-cell>
          <table:table-cell table:style-name="ce3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3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3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3" office:value-type="float" office:value="0.300451478227098" calcext:value-type="float">
            <text:p>0.3004514782</text:p>
          </table:table-cell>
          <table:table-cell table:style-name="ce3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3" office:value-type="float" office:value="0.287651504118323" calcext:value-type="float">
            <text:p>0.2876515041</text:p>
          </table:table-cell>
          <table:table-cell table:style-name="ce3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3" office:value-type="float" office:value="0.115865863845649" calcext:value-type="float">
            <text:p>0.1158658638</text:p>
          </table:table-cell>
          <table:table-cell table:style-name="ce3" office:value-type="float" office:value="0.306697736136058" calcext:value-type="float">
            <text:p>0.3066977361</text:p>
          </table:table-cell>
          <table:table-cell table:style-name="ce3" office:value-type="float" office:value="0.171671392432152" calcext:value-type="float">
            <text:p>0.1716713924</text:p>
          </table:table-cell>
          <table:table-cell table:style-name="ce3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3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3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9431295732096" calcext:value-type="float">
            <text:p>0.1094312957</text:p>
          </table:table-cell>
          <table:table-cell table:style-name="ce3" office:value-type="float" office:value="0.298347816237034" calcext:value-type="float">
            <text:p>0.2983478162</text:p>
          </table:table-cell>
          <table:table-cell table:style-name="ce3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70923122873" calcext:value-type="float">
            <text:p>0.1170709231</text:p>
          </table:table-cell>
          <table:table-cell table:style-name="ce3" office:value-type="float" office:value="0.313947278994126" calcext:value-type="float">
            <text:p>0.313947279</text:p>
          </table:table-cell>
          <table:table-cell table:style-name="ce3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231498058073" calcext:value-type="float">
            <text:p>0.1142314981</text:p>
          </table:table-cell>
          <table:table-cell office:value-type="float" office:value="0.305516449018561" calcext:value-type="float">
            <text:p>0.305516449</text:p>
          </table:table-cell>
          <table:table-cell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3" office:value-type="float" office:value="0.310824150039646" calcext:value-type="float">
            <text:p>0.31082415</text:p>
          </table:table-cell>
          <table:table-cell table:style-name="ce3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3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8457928913835" calcext:value-type="float">
            <text:p>0.1184579289</text:p>
          </table:table-cell>
          <table:table-cell table:style-name="ce3" office:value-type="float" office:value="0.314157645193132" calcext:value-type="float">
            <text:p>0.3141576452</text:p>
          </table:table-cell>
          <table:table-cell table:style-name="ce3" office:value-type="float" office:value="0.176471037808671" calcext:value-type="float">
            <text:p>0.1764710378</text:p>
          </table:table-cell>
          <table:table-cell table:style-name="ce3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3" office:value-type="float" office:value="0.11607412318666" calcext:value-type="float">
            <text:p>0.1160741232</text:p>
          </table:table-cell>
          <table:table-cell table:style-name="ce3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3" office:value-type="float" office:value="0.112811382385926" calcext:value-type="float">
            <text:p>0.1128113824</text:p>
          </table:table-cell>
          <table:table-cell table:style-name="ce3" office:value-type="float" office:value="0.295791057818341" calcext:value-type="float">
            <text:p>0.2957910578</text:p>
          </table:table-cell>
          <table:table-cell table:style-name="ce3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3" office:value-type="float" office:value="0.108861801283975" calcext:value-type="float">
            <text:p>0.1088618013</text:p>
          </table:table-cell>
          <table:table-cell table:style-name="ce3" office:value-type="float" office:value="0.306989012411606" calcext:value-type="float">
            <text:p>0.3069890124</text:p>
          </table:table-cell>
          <table:table-cell table:style-name="ce3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3" office:value-type="float" office:value="0.294658316746768" calcext:value-type="float">
            <text:p>0.2946583167</text:p>
          </table:table-cell>
          <table:table-cell table:style-name="ce3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3" office:value-type="float" office:value="0.113457668426024" calcext:value-type="float">
            <text:p>0.1134576684</text:p>
          </table:table-cell>
          <table:table-cell table:style-name="ce3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3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5501557990099" calcext:value-type="float">
            <text:p>0.115501558</text:p>
          </table:table-cell>
          <table:table-cell table:style-name="ce3" office:value-type="float" office:value="0.323154845704484" calcext:value-type="float">
            <text:p>0.3231548457</text:p>
          </table:table-cell>
          <table:table-cell table:style-name="ce3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3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3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office:value-type="float" office:value="0.114800100434144" calcext:value-type="float">
            <text:p>0.1148001004</text:p>
          </table:table-cell>
          <table:table-cell office:value-type="float" office:value="0.302716960370245" calcext:value-type="float">
            <text:p>0.3027169604</text:p>
          </table:table-cell>
          <table:table-cell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3807730655" calcext:value-type="float">
            <text:p>0.1165380773</text:p>
          </table:table-cell>
          <table:table-cell table:style-name="ce3" office:value-type="float" office:value="0.306115183584964" calcext:value-type="float">
            <text:p>0.3061151836</text:p>
          </table:table-cell>
          <table:table-cell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4787689385411" calcext:value-type="float">
            <text:p>0.1147876894</text:p>
          </table:table-cell>
          <table:table-cell office:value-type="float" office:value="0.302506594171238" calcext:value-type="float">
            <text:p>0.3025065942</text:p>
          </table:table-cell>
          <table:table-cell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3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3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67379758443583" calcext:value-type="float">
            <text:p>0.0967379758</text:p>
          </table:table-cell>
          <table:table-cell office:value-type="float" office:value="0.254332734598767" calcext:value-type="float">
            <text:p>0.2543327346</text:p>
          </table:table-cell>
          <table:table-cell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office:value-type="float" office:value="0.0886643241411004" calcext:value-type="float">
            <text:p>0.0886643241</text:p>
          </table:table-cell>
          <table:table-cell office:value-type="float" office:value="0.264753952457239" calcext:value-type="float">
            <text:p>0.2647539525</text:p>
          </table:table-cell>
          <table:table-cell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1083716818" calcext:value-type="float">
            <text:p>0.1170210837</text:p>
          </table:table-cell>
          <table:table-cell office:value-type="float" office:value="0.327701992006084" calcext:value-type="float">
            <text:p>0.327701992</text:p>
          </table:table-cell>
          <table:table-cell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8338401032671" calcext:value-type="float">
            <text:p>0.088338401</text:p>
          </table:table-cell>
          <table:table-cell office:value-type="float" office:value="0.263540301309125" calcext:value-type="float">
            <text:p>0.2635403013</text:p>
          </table:table-cell>
          <table:table-cell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57312295809598" calcext:value-type="float">
            <text:p>0.0573122958</text:p>
          </table:table-cell>
          <table:table-cell office:value-type="float" office:value="0.193763451300225" calcext:value-type="float">
            <text:p>0.1937634513</text:p>
          </table:table-cell>
          <table:table-cell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office:value-type="float" office:value="0.11670667738699" calcext:value-type="float">
            <text:p>0.1167066774</text:p>
          </table:table-cell>
          <table:table-cell office:value-type="float" office:value="0.30721556062592" calcext:value-type="float">
            <text:p>0.3072155606</text:p>
          </table:table-cell>
          <table:table-cell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655886187808" calcext:value-type="float">
            <text:p>0.1176558862</text:p>
          </table:table-cell>
          <table:table-cell office:value-type="float" office:value="0.309578134860916" calcext:value-type="float">
            <text:p>0.3095781349</text:p>
          </table:table-cell>
          <table:table-cell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630942970831" calcext:value-type="float">
            <text:p>0.116630943</text:p>
          </table:table-cell>
          <table:table-cell office:value-type="float" office:value="0.306713918151367" calcext:value-type="float">
            <text:p>0.3067139182</text:p>
          </table:table-cell>
          <table:table-cell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7657464151974" calcext:value-type="float">
            <text:p>0.1176574642</text:p>
          </table:table-cell>
          <table:table-cell table:style-name="ce3" office:value-type="float" office:value="0.309594316876224" calcext:value-type="float">
            <text:p>0.3095943169</text:p>
          </table:table-cell>
          <table:table-cell table:style-name="ce3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3546212606347" calcext:value-type="float">
            <text:p>0.1035462126</text:p>
          </table:table-cell>
          <table:table-cell office:value-type="float" office:value="0.268621454115896" calcext:value-type="float">
            <text:p>0.2686214541</text:p>
          </table:table-cell>
          <table:table-cell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office:value-type="float" office:value="0.116542936413771" calcext:value-type="float">
            <text:p>0.1165429364</text:p>
          </table:table-cell>
          <table:table-cell office:value-type="float" office:value="0.307911387284172" calcext:value-type="float">
            <text:p>0.3079113873</text:p>
          </table:table-cell>
          <table:table-cell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10003000471" calcext:value-type="float">
            <text:p>0.11810003</text:p>
          </table:table-cell>
          <table:table-cell office:value-type="float" office:value="0.31069469391718" calcext:value-type="float">
            <text:p>0.3106946939</text:p>
          </table:table-cell>
          <table:table-cell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510451632374" calcext:value-type="float">
            <text:p>0.1165104516</text:p>
          </table:table-cell>
          <table:table-cell office:value-type="float" office:value="0.307943751314789" calcext:value-type="float">
            <text:p>0.3079437513</text:p>
          </table:table-cell>
          <table:table-cell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8226630548635" calcext:value-type="float">
            <text:p>0.1182266305</text:p>
          </table:table-cell>
          <table:table-cell table:style-name="ce3" office:value-type="float" office:value="0.310905060116187" calcext:value-type="float">
            <text:p>0.3109050601</text:p>
          </table:table-cell>
          <table:table-cell table:style-name="ce3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1970752263395" calcext:value-type="float">
            <text:p>0.1019707523</text:p>
          </table:table-cell>
          <table:table-cell office:value-type="float" office:value="0.265352687023642" calcext:value-type="float">
            <text:p>0.265352687</text:p>
          </table:table-cell>
          <table:table-cell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 on Kurt's machine (seven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/>
          <table:table-cell table:formula="of:=([.B3]-[.B2])/[.B2]" office:value-type="float" office:value="0.189667014407772" calcext:value-type="float">
            <text:p>0.1896670144</text:p>
          </table:table-cell>
          <table:table-cell table:formula="of:=([.C3]-[.C2])/[.C2]" office:value-type="float" office:value="0.37602964737795" calcext:value-type="float">
            <text:p>0.3760296474</text:p>
          </table:table-cell>
          <table:table-cell table:formula="of:=([.D3]-[.D2])/[.D2]" office:value-type="float" office:value="0.297238619227767" calcext:value-type="float">
            <text:p>0.29723861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5" office:value-type="float" office:value="0.118457928913835" calcext:value-type="float">
            <text:p>0.1184579289</text:p>
          </table:table-cell>
          <table:table-cell/>
          <table:table-cell table:formula="of:=([.B4]-[.B3])/[.B3]" office:value-type="float" office:value="0.0349547535515178" calcext:value-type="float">
            <text:p>0.0349547536</text:p>
          </table:table-cell>
          <table:table-cell table:formula="of:=([.C4]-[.C3])/[.C3]" office:value-type="float" office:value="-0.155824657708816" calcext:value-type="float">
            <text:p>-0.1558246577</text:p>
          </table:table-cell>
          <table:table-cell table:formula="of:=([.D4]-[.D3])/[.D3]" office:value-type="float" office:value="-0.120224330626609" calcext:value-type="float">
            <text:p>-0.1202243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/>
          <table:table-cell table:formula="of:=([.B5]-[.B4])/[.B4]" office:value-type="float" office:value="0.0110130172048292" calcext:value-type="float">
            <text:p>0.0110130172</text:p>
          </table:table-cell>
          <table:table-cell table:formula="of:=([.C5]-[.C4])/[.C4]" office:value-type="float" office:value="0.00617925552857315" calcext:value-type="float">
            <text:p>0.0061792555</text:p>
          </table:table-cell>
          <table:table-cell table:formula="of:=([.D5]-[.D4])/[.D4]" office:value-type="float" office:value="0.0024774502548533" calcext:value-type="float">
            <text:p>0.002477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table:number-columns-repeated="4"/>
        </table:table-row>
      </table:table>
      <table:table table:name="AdaBoost mode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007730226364" calcext:value-type="float">
            <text:p>0.081100773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109857902646604" calcext:value-type="float">
            <text:p>0.1098579026</text:p>
          </table:table-cell>
          <table:table-cell table:style-name="ce5" office:value-type="float" office:value="0.112811382385926" calcext:value-type="float">
            <text:p>0.1128113824</text:p>
          </table:table-cell>
          <table:table-cell/>
          <table:table-cell table:formula="of:=([.B3]-[.B2])/[.B2]" office:value-type="float" office:value="0.235548972528297" calcext:value-type="float">
            <text:p>0.2355489725</text:p>
          </table:table-cell>
          <table:table-cell table:formula="of:=([.C3]-[.C2])/[.C2]" office:value-type="float" office:value="0.12450283443154" calcext:value-type="float">
            <text:p>0.1245028344</text:p>
          </table:table-cell>
          <table:table-cell table:formula="of:=([.D3]-[.D2])/[.D2]" office:value-type="float" office:value="0.101573409995211" calcext:value-type="float">
            <text:p>0.1015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1070037668928" calcext:value-type="float">
            <text:p>0.1070037669</text:p>
          </table:table-cell>
          <table:table-cell table:style-name="ce5" office:value-type="float" office:value="0.11394730472743" calcext:value-type="float">
            <text:p>0.1139473047</text:p>
          </table:table-cell>
          <table:table-cell table:style-name="ce5" office:value-type="float" office:value="0.11607412318666" calcext:value-type="float">
            <text:p>0.1160741232</text:p>
          </table:table-cell>
          <table:table-cell/>
          <table:table-cell table:formula="of:=([.B4]-[.B3])/[.B3]" office:value-type="float" office:value="0.0678594835452778" calcext:value-type="float">
            <text:p>0.0678594835</text:p>
          </table:table-cell>
          <table:table-cell table:formula="of:=([.C4]-[.C3])/[.C3]" office:value-type="float" office:value="0.037224468903079" calcext:value-type="float">
            <text:p>0.0372244689</text:p>
          </table:table-cell>
          <table:table-cell table:formula="of:=([.D4]-[.D3])/[.D3]" office:value-type="float" office:value="0.0289220886379372" calcext:value-type="float">
            <text:p>0.028922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115865863845649" calcext:value-type="float">
            <text:p>0.1158658638</text:p>
          </table:table-cell>
          <table:table-cell table:style-name="ce5" office:value-type="float" office:value="0.117631625186879" calcext:value-type="float">
            <text:p>0.1176316252</text:p>
          </table:table-cell>
          <table:table-cell/>
          <table:table-cell table:formula="of:=([.B5]-[.B4])/[.B4]" office:value-type="float" office:value="0.0351623987130137" calcext:value-type="float">
            <text:p>0.0351623987</text:p>
          </table:table-cell>
          <table:table-cell table:formula="of:=([.C5]-[.C4])/[.C4]" office:value-type="float" office:value="0.0168372487862555" calcext:value-type="float">
            <text:p>0.0168372488</text:p>
          </table:table-cell>
          <table:table-cell table:formula="of:=([.D5]-[.D4])/[.D4]" office:value-type="float" office:value="0.0134181672663974" calcext:value-type="float">
            <text:p>0.013418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5" office:value-type="float" office:value="0.118457928913835" calcext:value-type="float">
            <text:p>0.1184579289</text:p>
          </table:table-cell>
          <table:table-cell/>
          <table:table-cell table:formula="of:=([.B6]-[.B5])/[.B5]" office:value-type="float" office:value="0.0179565803976558" calcext:value-type="float">
            <text:p>0.0179565804</text:p>
          </table:table-cell>
          <table:table-cell table:formula="of:=([.C6]-[.C5])/[.C5]" office:value-type="float" office:value="0.0104945573431779" calcext:value-type="float">
            <text:p>0.0104945573</text:p>
          </table:table-cell>
          <table:table-cell table:formula="of:=([.D6]-[.D5])/[.D5]" office:value-type="float" office:value="0.00702450319498063" calcext:value-type="float">
            <text:p>0.00702450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([.B6]-[.B2])/[.B2]" office:value-type="float" office:value="0.390310540160886" calcext:value-type="float">
            <text:p>0.3903105402</text:p>
          </table:table-cell>
          <table:table-cell table:formula="of:=([.C6]-[.C2])/[.C2]" office:value-type="float" office:value="0.198446726852005" calcext:value-type="float">
            <text:p>0.1984467269</text:p>
          </table:table-cell>
          <table:table-cell table:formula="of:=([.D6]-[.D2])/[.D2]" office:value-type="float" office:value="0.156710448314328" calcext:value-type="float">
            <text:p>0.1567104483</text:p>
          </table:table-cell>
        </table:table-row>
      </table:table>
      <table:table table:name="prediction rules o modelNum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 (300 features, 2000 iterations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prediction rules o 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 (3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0528426458300679" calcext:value-type="float">
            <text:p>0.0528426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</table:table>
      <table:table table:name="prediction rules o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features (20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112755259548567" calcext:value-type="float">
            <text:p>0.1127552595</text:p>
          </table:table-cell>
          <table:table-cell office:value-type="string" calcext:value-type="string">
            <text:p>0.11048373107860136</text:p>
          </table:table-cell>
          <table:table-cell office:value-type="float" office:value="0.112730312541742" calcext:value-type="float">
            <text:p>0.1127303125</text:p>
          </table:table-cell>
          <table:table-cell office:value-type="float" office:value="0.110368302157347" calcext:value-type="float">
            <text:p>0.1103683022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4899727996727" calcext:value-type="float">
            <text:p>0.114899728</text:p>
          </table:table-cell>
          <table:table-cell office:value-type="float" office:value="0.117028908619527" calcext:value-type="float">
            <text:p>0.1170289086</text:p>
          </table:table-cell>
          <table:table-cell office:value-type="float" office:value="0.114852845868231" calcext:value-type="float">
            <text:p>0.1148528459</text:p>
          </table:table-cell>
          <table:table-cell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>
          <table:table-cell/>
          <table:table-cell table:style-name="ce5"/>
          <table:table-cell table:number-columns-repeated="5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4:14:54.3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5T18:55:41.109000000</dc:date>
    <meta:editing-duration>P3DT16H20M28S</meta:editing-duration>
    <meta:editing-cycles>320</meta:editing-cycles>
    <meta:generator>LibreOffice/4.3.7.2$Windows_x86 LibreOffice_project/8a35821d8636a03b8bf4e15b48f59794652c68ba</meta:generator>
    <meta:document-statistic meta:table-count="15" meta:cell-count="3096" meta:object-count="0"/>
  </office:meta>
</office:document-meta>
</file>